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D000018D1000015F23040B16E.svm"/>
  <manifest:file-entry manifest:media-type="" manifest:full-path="Pictures/2000001C000018D1000015F2A0AD5731.svm"/>
  <manifest:file-entry manifest:media-type="" manifest:full-path="Pictures/2000001D000018D1000015F2B92DFCE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225cm" svg:height="19.653cm" svg:x="2.906cm" svg:y="0.938cm">
          <draw:image xlink:href="Pictures/2000001D000018D1000015F2B92DFCE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2.153cm" svg:height="19.59cm" svg:x="2.906cm" svg:y="1cm">
          <draw:image xlink:href="Pictures/2000001D000018D1000015F23040B16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2.227cm" svg:height="19.655cm" svg:x="2.904cm" svg:y="0.936cm">
          <draw:image xlink:href="Pictures/2000001C000018D1000015F2A0AD5731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Ford</meta:initial-creator>
    <meta:creation-date>2010-11-28T09:37:44</meta:creation-date>
    <meta:editing-duration>PT06H58M34S</meta:editing-duration>
    <meta:editing-cycles>2</meta:editing-cycles>
    <dc:date>2010-11-28T17:55:57</dc:date>
    <dc:creator>Bryan Ford</dc:creator>
    <meta:document-statistic meta:object-count="30"/>
    <meta:generator>OpenOffice.org/3.2$Unix OpenOffice.org_project/320m18$Build-9502</meta:generator>
  </office:meta>
</office:document-meta>
</file>